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-asian="標楷體"/>
    </style:style>
    <style:style style:name="T1" style:family="text">
      <style:text-properties style:font-name="Segoe Script"/>
    </style:style>
    <style:style style:name="T2" style:family="text">
      <style:text-properties style:font-name="Segoe Script" officeooo:rsid="00044c6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4869074" text:style-name="L1">
        <text:list-item>
          <text:p text:style-name="P1">國家範圍較大，城市較能執行<text:span text:style-name="T1">SDGs。</text:span></text:p>
        </text:list-item>
        <text:list-item>
          <text:p text:style-name="P1"><text:span text:style-name="T1">各城市需根據地理位置、地形、生活環境等因素來選擇優先執行的</text:span><text:span text:style-name="T2">SDGs項目。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5T19:55:51.918000000</meta:creation-date>
    <dc:date>2022-10-15T19:58:19.395000000</dc:date>
    <meta:editing-duration>PT2M28S</meta:editing-duration>
    <meta:editing-cycles>1</meta:editing-cycles>
    <meta:document-statistic meta:table-count="0" meta:image-count="0" meta:object-count="0" meta:page-count="1" meta:paragraph-count="2" meta:word-count="50" meta:character-count="58" meta:non-whitespace-character-count="58"/>
    <meta:generator>LibreOffice/7.1.6.2$Windows_X86_64 LibreOffice_project/0e133318fcee89abacd6a7d077e292f1145735c3</meta:generator>
  </office:meta>
</office:document-meta>
</file>